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3.5102in"/>
    </style:style>
    <style:style style:name="co3" style:family="table-column">
      <style:table-column-properties fo:break-before="auto" style:column-width="1.44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3" table:default-cell-style-name="ce1"/>
        <table:table-column table:style-name="co9" table:default-cell-style-name="ce1"/>
        <table:table-row table:style-name="ro1">
          <table:table-cell table:style-name="ce6" office:value-type="string" calcext:value-type="string">
            <text:p>ID Requisito</text:p>
          </table:table-cell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IED Planificado (horas)</text:p>
          </table:table-cell>
          <table:table-cell table:style-name="ce7" office:value-type="string" calcext:value-type="string">
            <text:p>IED Actual (horas)</text:p>
          </table:table-cell>
          <table:table-cell table:style-name="ce7" office:value-type="string" calcext:value-type="string">
            <text:p>Desfase (horas)</text:p>
          </table:table-cell>
          <table:table-cell table:style-name="ce7" office:value-type="string" calcext:value-type="string">
            <text:p>Miembro equipo</text:p>
          </table:table-cell>
          <table:table-cell table:style-name="ce7" office:value-type="string" calcext:value-type="string">
            <text:p>Completada</text:p>
          </table:table-cell>
          <table:table-cell table:style-name="ce10" office:value-type="string" calcext:value-type="string">
            <text:p>Total requisito (horas)</text:p>
          </table:table-cell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r una BD relacional o no relacio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2]-[.C2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ección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3]-[.C3]" office:value-type="float" office:value="-0.75" calcext:value-type="float">
            <text:p>-0.7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nstalación de LAM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4]-[.C4]" office:value-type="float" office:value="4" calcext:value-type="float">
            <text:p>4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reación BD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5" calcext:value-type="float">
            <text:p>1.5</text:p>
          </table:table-cell>
          <table:table-cell table:style-name="ce5" table:formula="of:=[.D5]-[.C5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ampos BD para el registro de usuarios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6]-[.C6]" office:value-type="float" office:value="0.25" calcext:value-type="float">
            <text:p>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eglas de integridad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7]-[.C7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ción patrón MV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8]-[.C8]" office:value-type="float" office:value="7" calcext:value-type="float">
            <text:p>7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aboración formulario para el registro usuar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9]-[.C9]" office:value-type="float" office:value="-1" calcext:value-type="float">
            <text:p>-1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stablecer los campos obligatorios del formulario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10]-[.C10]" office:value-type="float" office:value="0.25" calcext:value-type="float">
            <text:p>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1]-[.C11]" office:value-type="float" office:value="-0.25" calcext:value-type="float">
            <text:p>-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8" table:formula="of:=SUM([.E2:.E11])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No correos duplicados en la BBDD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3]-[.C13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4]-[.C14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8" table:formula="of:=SUM([.D13:.D14])"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rear un log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6]-[.C16]" office:value-type="float" office:value="1" calcext:value-type="float">
            <text:p>1</text:p>
          </table:table-cell>
          <table:table-cell table:style-name="ce5" office:value-type="string" calcext:value-type="string">
            <text:p>Pedro/María/Jul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que el usuario esta registra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7]-[.C17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8]-[.C18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contraseña correcta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9]-[.C19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ensaje de error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 table:style-name="ce5" table:formula="of:=[.D20]-[.C20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8" table:formula="of:=SUM([.D16:.D20])" office:value-type="float" office:value="4.75" calcext:value-type="float">
            <text:p>4.75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ocumentación API Map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22]-[.C22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rcador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23]-[.C23]" office:value-type="float" office:value="6" calcext:value-type="float">
            <text:p>6</text:p>
          </table:table-cell>
          <table:table-cell table:style-name="ce5" office:value-type="string" calcext:value-type="string">
            <text:p>Pedro/María/Gonzal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grupar sitios de interé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24]-[.C24]" office:value-type="float" office:value="0" calcext:value-type="float">
            <text:p>0</text:p>
          </table:table-cell>
          <table:table-cell table:style-name="ce5" office:value-type="string" calcext:value-type="string">
            <text:p>Pedr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iseño de marcado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-[.C25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lmacenar marcadores</text:p>
          </table:table-cell>
          <table:table-cell table:style-name="ce5" office:value-type="float" office:value="1.5" calcext:value-type="float">
            <text:p>1.5</text:p>
          </table:table-cell>
          <table:table-cell table:style-name="ce5"/>
          <table:table-cell table:style-name="ce5" table:formula="of:=[.D26]-[.C26]" office:value-type="float" office:value="-1.5" calcext:value-type="float">
            <text:p>-1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8" table:formula="of:=SUM([.D22:.D26])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Añadir map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8]-[.C28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Elegir AP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9]-[.C29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ocumentaci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0]-[.C30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Implementar el map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1]-[.C31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8" table:formula="of:=SUM([.D28:.D31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ocum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3]-[.C33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tegorias etiqueta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formula="of:=[.D34]-[.C34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signación de etiqueta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[.D35]-[.C35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mplementar en el map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6]-[.C36]" office:value-type="float" office:value="-4" calcext:value-type="float">
            <text:p>-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8" table:formula="of:=SUM([.D33:.D36]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Instalar entorno de pruebas PHP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38]-[.C38]" office:value-type="float" office:value="3" calcext:value-type="float">
            <text:p>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i</text:p>
          </table:table-cell>
          <table:table-cell table:formula="of:=[.E38]" office:value-type="float" office:value="3" calcext:value-type="float">
            <text:p>3</text:p>
          </table:table-cell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7T01:16:19.210104948</dc:date>
    <meta:editing-cycles>3</meta:editing-cycles>
    <meta:editing-duration>PT20M34S</meta:editing-duration>
    <meta:document-statistic meta:table-count="1" meta:cell-count="274" meta:object-count="0"/>
    <meta:user-defined meta:name="AppVersion">16.0300</meta:user-defined>
  </office:meta>
</office:document-meta>
</file>